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4.5pt" style:font-size-complex="28pt"/>
    </style:style>
    <style:style style:name="P2" style:family="paragraph" style:parent-style-name="Standard">
      <style:text-properties fo:font-size="16pt" officeooo:rsid="0012153d" style:font-size-asian="14pt" style:font-size-complex="16pt"/>
    </style:style>
    <style:style style:name="P3" style:family="paragraph" style:parent-style-name="Standard">
      <style:text-properties fo:font-size="16pt" officeooo:rsid="0012153d" officeooo:paragraph-rsid="0012153d" style:font-size-asian="14pt" style:font-size-complex="16pt"/>
    </style:style>
    <style:style style:name="P4" style:family="paragraph">
      <style:paragraph-properties fo:text-align="center"/>
    </style:style>
    <style:style style:name="P5" style:family="paragraph"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2153d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bold" officeooo:rsid="001371d7" style:font-weight-asian="bold" style:font-weight-complex="bold"/>
    </style:style>
    <style:style style:name="T6" style:family="text">
      <style:text-properties fo:font-size="24pt" style:text-underline-style="none" fo:font-weight="bold" officeooo:rsid="001371d7" style:font-size-asian="21pt" style:font-weight-asian="bold" style:font-size-complex="24pt" style:font-weight-complex="bold"/>
    </style:style>
    <style:style style:name="gr1" style:family="graphic">
      <style:graphic-properties draw:textarea-horizontal-align="justify" draw:textarea-vertical-align="middle" draw:auto-grow-height="false" fo:min-height="1.533cm" fo:min-width="2.9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381cm" fo:min-width="2.8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766cm" fo:min-width="2.6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1.842cm" fo:min-width="3.3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3.106cm" fo:min-width="9.8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1.498cm" fo:min-width="2.8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1.573cm" fo:min-width="3.52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"/><text:span text:style-name="T1"><text:s text:c="12"/></text:span><text:span text:style-name="T2"><text:s text:c="2"/></text:span><text:span text:style-name="T3">Login Example</text:span></text:p>
      <text:p text:style-name="P1"><text:span text:style-name="T3"/></text:p>
      <text:p text:style-name="P1"><text:span text:style-name="T3"/></text:p>
      <text:p text:style-name="P2"><draw:line text:anchor-type="paragraph" draw:z-index="18" draw:name="Shape19" draw:style-name="gr2" draw:text-style-name="P4" svg:x1="14.635cm" svg:y1="2.143cm" svg:x2="14.672cm" svg:y2="0.34cm"><text:p/></draw:line><draw:line text:anchor-type="paragraph" draw:z-index="19" draw:name="Shape20" draw:style-name="gr2" draw:text-style-name="P4" svg:x1="1.674cm" svg:y1="0.34cm" svg:x2="14.672cm" svg:y2="0.532cm"><text:p/></draw:line><draw:line text:anchor-type="paragraph" draw:z-index="20" draw:name="Shape21" draw:style-name="gr2" draw:text-style-name="P4" svg:x1="1.482cm" svg:y1="2.564cm" svg:x2="1.674cm" svg:y2="0.34cm"><text:p/></draw:line><text:span text:style-name="T3"/></text:p>
      <text:p text:style-name="P2"><text:span text:style-name="T3"/></text:p>
      <text:p text:style-name="P2"><text:span text:style-name="T3"/></text:p>
      <text:p text:style-name="P2"><draw:custom-shape text:anchor-type="paragraph" draw:z-index="0" draw:name="Shape1" draw:style-name="gr1" svg:width="2.915cm" svg:height="1.534cm" svg:x="-0.243cm" svg:y="0.427cm"><text:p/><draw:enhanced-geometry svg:viewBox="0 0 21600 21600" draw:type="rectangle" draw:enhanced-path="M 0 0 L 21600 0 21600 21600 0 21600 0 0 Z N"/></draw:custom-shape><draw:custom-shape text:anchor-type="paragraph" draw:z-index="2" draw:name="Shape3" draw:style-name="gr3" draw:text-style-name="P5" svg:width="2.878cm" svg:height="1.382cm" svg:x="4.283cm" svg:y="0.58cm"><text:p/><draw:enhanced-geometry svg:viewBox="0 0 21600 21600" draw:type="rectangle" draw:enhanced-path="M 0 0 L 21600 0 21600 21600 0 21600 0 0 Z N"/></draw:custom-shape><draw:custom-shape text:anchor-type="paragraph" draw:z-index="3" draw:name="Shape4" draw:style-name="gr4" draw:text-style-name="P5" svg:width="2.648cm" svg:height="1.766cm" svg:x="8.883cm" svg:y="0.157cm"><text:p/><draw:enhanced-geometry svg:viewBox="0 0 21600 21600" draw:type="rectangle" draw:enhanced-path="M 0 0 L 21600 0 21600 21600 0 21600 0 0 Z N"/></draw:custom-shape><draw:custom-shape text:anchor-type="paragraph" draw:z-index="4" draw:name="Shape5" draw:style-name="gr5" svg:width="3.336cm" svg:height="1.842cm" svg:x="13.254cm" svg:y="0.196cm"><text:p/><draw:enhanced-geometry svg:viewBox="0 0 21600 21600" draw:type="rectangle" draw:enhanced-path="M 0 0 L 21600 0 21600 21600 0 21600 0 0 Z N"/></draw:custom-shape><draw:line text:anchor-type="paragraph" draw:z-index="21" draw:name="Shape22" draw:style-name="gr2" draw:text-style-name="P4" svg:x1="1.136cm" svg:y1="0.081cm" svg:x2="1.482cm" svg:y2="0.617cm"><text:p/></draw:line><draw:line text:anchor-type="paragraph" draw:z-index="22" draw:name="Shape23" draw:style-name="gr2" draw:text-style-name="P4" svg:x1="2.018cm" svg:y1="0.042cm" svg:x2="1.482cm" svg:y2="0.617cm"><text:p/></draw:line><text:span text:style-name="T3"/></text:p>
      <text:p text:style-name="P2"><draw:line text:anchor-type="paragraph" draw:z-index="1" draw:name="Shape2" draw:style-name="gr2" draw:text-style-name="P4" svg:x1="2.558cm" svg:y1="0.58cm" svg:x2="4.283cm" svg:y2="0.543cm"><text:p/></draw:line><draw:line text:anchor-type="paragraph" draw:z-index="5" draw:name="Shape6" draw:style-name="gr2" draw:text-style-name="P4" svg:x1="7.16cm" svg:y1="0.543cm" svg:x2="9.19cm" svg:y2="0.543cm"><text:p/></draw:line><draw:line text:anchor-type="paragraph" draw:z-index="6" draw:name="Shape7" draw:style-name="gr2" draw:text-style-name="P4" svg:x1="11.531cm" svg:y1="0.582cm" svg:x2="13.484cm" svg:y2="0.543cm"><text:p/></draw:line><draw:line text:anchor-type="paragraph" draw:z-index="7" draw:name="Shape8" draw:style-name="gr2" draw:text-style-name="P4" svg:x1="4.283cm" svg:y1="0.543cm" svg:x2="4.052cm" svg:y2="0.238cm"><text:p/></draw:line><draw:line text:anchor-type="paragraph" draw:z-index="8" draw:name="Shape9" draw:style-name="gr2" draw:text-style-name="P4" svg:x1="4.013cm" svg:y1="0.928cm" svg:x2="4.283cm" svg:y2="0.543cm"><text:p/></draw:line><draw:line text:anchor-type="paragraph" draw:z-index="9" draw:name="Shape10" draw:style-name="gr2" draw:text-style-name="P4" svg:x1="8.461cm" svg:y1="0.275cm" svg:x2="8.883cm" svg:y2="0.543cm"><text:p/></draw:line><draw:line text:anchor-type="paragraph" draw:z-index="10" draw:name="Shape11" draw:style-name="gr2" draw:text-style-name="P4" svg:x1="8.498cm" svg:y1="0.928cm" svg:x2="8.883cm" svg:y2="0.543cm"><text:p/></draw:line><draw:line text:anchor-type="paragraph" draw:z-index="11" draw:name="Shape12" draw:style-name="gr2" draw:text-style-name="P4" svg:x1="12.871cm" svg:y1="0.928cm" svg:x2="13.254cm" svg:y2="0.582cm"><text:p/></draw:line><draw:line text:anchor-type="paragraph" draw:z-index="12" draw:name="Shape13" draw:style-name="gr2" draw:text-style-name="P4" svg:x1="12.832cm" svg:y1="0.199cm" svg:x2="13.254cm" svg:y2="0.582cm"><text:p/></draw:line><text:span text:style-name="T3"/></text:p>
      <text:p text:style-name="P3"><text:span text:style-name="T3"/></text:p>
      <text:p text:style-name="P3"><draw:line text:anchor-type="paragraph" draw:z-index="13" draw:name="Shape14" draw:style-name="gr2" draw:text-style-name="P4" svg:x1="5.584cm" svg:y1="0.014cm" svg:x2="5.584cm" svg:y2="1.279cm"><text:p/></draw:line><draw:line text:anchor-type="paragraph" draw:z-index="14" draw:name="Shape15" draw:style-name="gr2" draw:text-style-name="P4" svg:x1="1.099cm" svg:y1="1.316cm" svg:x2="5.585cm" svg:y2="1.279cm"><text:p/></draw:line><draw:line text:anchor-type="paragraph" draw:z-index="15" draw:name="Shape16" draw:style-name="gr2" draw:text-style-name="P4" svg:x1="1.021cm" svg:y1="0.012cm" svg:x2="1.099cm" svg:y2="1.316cm"><text:p/></draw:line><draw:line text:anchor-type="paragraph" draw:z-index="16" draw:name="Shape17" draw:style-name="gr2" draw:text-style-name="P4" svg:x1="2.71cm" svg:y1="0.972cm" svg:x2="2.325cm" svg:y2="1.316cm"><text:p/></draw:line><draw:line text:anchor-type="paragraph" draw:z-index="17" draw:name="Shape18" draw:style-name="gr2" draw:text-style-name="P4" svg:x1="2.785cm" svg:y1="1.815cm" svg:x2="2.325cm" svg:y2="1.316cm"><text:p/></draw:line><draw:custom-shape text:anchor-type="paragraph" draw:z-index="23" draw:name="Shape24" draw:style-name="gr6" svg:width="9.856cm" svg:height="3.107cm" svg:x="3.284cm" svg:y="12.134cm"><text:p/><draw:enhanced-geometry svg:viewBox="0 0 21600 21600" draw:type="rectangle" draw:enhanced-path="M 0 0 L 21600 0 21600 21600 0 21600 0 0 Z N"/></draw:custom-shape><text:span text:style-name="T4">login.php <text:s text:c="11"/>validation.php <text:s text:c="11"/>home.php <text:s text:c="12"/>logut.php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draw:custom-shape text:anchor-type="paragraph" draw:z-index="24" draw:name="Shape25" draw:style-name="gr7" draw:text-style-name="P5" svg:width="2.879cm" svg:height="1.498cm" svg:x="1.635cm" svg:y="0.342cm"><text:p/><draw:enhanced-geometry svg:viewBox="0 0 21600 21600" draw:type="rectangle" draw:enhanced-path="M 0 0 L 21600 0 21600 21600 0 21600 0 0 Z N"/></draw:custom-shape><draw:custom-shape text:anchor-type="paragraph" draw:z-index="25" draw:name="Shape26" draw:style-name="gr8" svg:width="3.529cm" svg:height="1.574cm" svg:x="9.687cm" svg:y="0.15cm"><text:p/><draw:enhanced-geometry svg:viewBox="0 0 21600 21600" draw:type="rectangle" draw:enhanced-path="M 0 0 L 21600 0 21600 21600 0 21600 0 0 Z N"/></draw:custom-shape><text:span text:style-name="T4"/></text:p>
      <text:p text:style-name="P3"><draw:line text:anchor-type="paragraph" draw:z-index="26" draw:name="Shape27" draw:style-name="gr2" draw:text-style-name="P4" svg:x1="4.514cm" svg:y1="0.383cm" svg:x2="9.687cm" svg:y2="0.346cm"><text:p/></draw:line><draw:line text:anchor-type="paragraph" draw:z-index="27" draw:name="Shape28" draw:style-name="gr2" draw:text-style-name="P4" svg:x1="9.227cm" svg:y1="0cm" svg:x2="9.687cm" svg:y2="0.383cm"><text:p/></draw:line><draw:line text:anchor-type="paragraph" draw:z-index="28" draw:name="Shape29" draw:style-name="gr2" draw:text-style-name="P4" svg:x1="9.343cm" svg:y1="0.806cm" svg:x2="9.687cm" svg:y2="0.383cm"><text:p/></draw:line><text:span text:style-name="T4"/></text:p>
      <text:p text:style-name="P3"><text:span text:style-name="T4"/></text:p>
      <text:p text:style-name="P3"><text:span text:style-name="T4"><text:s text:c="11"/></text:span><text:span text:style-name="T5">register.php <text:s text:c="34"/>registeration.php</text:span></text:p>
      <text:p text:style-name="P3"><text:span text:style-name="T4"><text:s text:c="6"/></text:span></text:p>
      <text:p text:style-name="P3"><text:span text:style-name="T4"/></text:p>
      <text:p text:style-name="P3"><draw:line text:anchor-type="paragraph" draw:z-index="34" draw:name="Shape35" draw:style-name="gr2" draw:text-style-name="P4" svg:x1="7.08cm" svg:y1="0.014cm" svg:x2="5.699cm" svg:y2="1.778cm"><text:p/></draw:line><draw:line text:anchor-type="paragraph" draw:z-index="35" draw:name="Shape36" draw:style-name="gr2" draw:text-style-name="P4" svg:x1="8.691cm" svg:y1="1.663cm" svg:x2="7.31cm" svg:y2="0.014cm"><text:p/></draw:line><text:span text:style-name="T4"/></text:p>
      <text:p text:style-name="P3"><text:span text:style-name="T4"/></text:p>
      <text:p text:style-name="P3"><draw:line text:anchor-type="paragraph" draw:z-index="30" draw:name="Shape31" draw:style-name="gr2" draw:text-style-name="P4" svg:x1="7.848cm" svg:y1="0.326cm" svg:x2="7.848cm" svg:y2="1.476cm"><text:p/></draw:line><draw:line text:anchor-type="paragraph" draw:z-index="31" draw:name="Shape32" draw:style-name="gr2" draw:text-style-name="P4" svg:x1="6.466cm" svg:y1="0.402cm" svg:x2="6.466cm" svg:y2="1.515cm"><text:p/></draw:line><draw:line text:anchor-type="paragraph" draw:z-index="32" draw:name="Shape33" draw:style-name="gr2" draw:text-style-name="P4" svg:x1="7.848cm" svg:y1="0.326cm" svg:x2="8.691cm" svg:y2="0.365cm"><text:p/></draw:line><draw:line text:anchor-type="paragraph" draw:z-index="33" draw:name="Shape34" draw:style-name="gr2" draw:text-style-name="P4" svg:x1="5.699cm" svg:y1="0.48cm" svg:x2="6.466cm" svg:y2="0.402cm"><text:p/></draw:line><text:span text:style-name="T4"/></text:p>
      <text:p text:style-name="P3"><text:span text:style-name="T4"/></text:p>
      <text:p text:style-name="P3"><draw:line text:anchor-type="paragraph" draw:z-index="29" draw:name="Shape30" draw:style-name="gr2" draw:text-style-name="P4" svg:x1="6.466cm" svg:y1="0.217cm" svg:x2="7.847cm" svg:y2="0.178cm"><text:p/></draw:line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><text:s text:c="34"/></text:span><text:span text:style-name="T6">DATA <text:s/>BA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3:46:39.669828320</meta:creation-date>
    <dc:date>2018-03-14T14:02:47.572458561</dc:date>
    <meta:editing-duration>PT5M42S</meta:editing-duration>
    <meta:editing-cycles>1</meta:editing-cycles>
    <meta:document-statistic meta:table-count="0" meta:image-count="0" meta:object-count="0" meta:page-count="1" meta:paragraph-count="5" meta:word-count="10" meta:character-count="232" meta:non-whitespace-character-count="89"/>
    <meta:generator>LibreOffice/5.1.6.2$Linux_X86_64 LibreOffice_project/10m0$Build-2</meta:generator>
  </office:meta>
</office:document-meta>
</file>